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Helvetica, FreeSans,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loext:graphic-properties draw:fill="none" draw:fill-color="#ffffff"/>
      <style:paragraph-properties fo:margin-left="0cm" fo:margin-right="0cm" fo:margin-top="0cm" fo:margin-bottom="0.265cm" loext:contextual-spacing="false" style:line-height-at-least="0.459cm" fo:text-align="start" style:justify-single-word="false" fo:orphans="2" fo:widows="2" fo:text-indent="0cm" style:auto-text-indent="false" fo:background-color="transparent" fo:padding="0cm" fo:border="none"/>
    </style:style>
    <style:style style:name="P2" style:family="paragraph" style:parent-style-name="Text_20_body">
      <loext:graphic-properties draw:fill="none" draw:fill-color="#ffffff"/>
      <style:paragraph-properties fo:margin-left="0cm" fo:margin-right="0cm" fo:margin-top="0cm" fo:margin-bottom="0.265cm" loext:contextual-spacing="false" style:line-height-at-least="0.459cm" fo:text-align="start" style:justify-single-word="false" fo:orphans="2" fo:widows="2" fo:text-indent="0cm" style:auto-text-indent="false" fo:background-color="transparent" fo:padding="0cm" fo:border="none"/>
      <style:text-properties fo:font-variant="normal" fo:text-transform="none" fo:color="#333333" style:font-name="Arial" fo:font-size="9.75pt" fo:letter-spacing="normal" fo:language="ca" fo:country="ES" fo:font-style="normal" fo:font-weight="normal" style:font-size-asian="10.5pt"/>
    </style:style>
    <style:style style:name="P3" style:family="paragraph" style:parent-style-name="Text_20_body">
      <loext:graphic-properties draw:fill="none" draw:fill-color="#ffffff"/>
      <style:paragraph-properties fo:margin-left="0cm" fo:margin-right="0cm" fo:margin-top="0cm" fo:margin-bottom="0cm" loext:contextual-spacing="false" style:line-height-at-least="0.459cm" fo:text-align="start" style:justify-single-word="false" fo:orphans="2" fo:widows="2" fo:text-indent="0cm" style:auto-text-indent="false" fo:background-color="transparent" fo:padding="0cm" fo:border="none"/>
      <style:text-properties fo:font-variant="normal" fo:text-transform="none" fo:color="#333333" style:font-name="Arial" fo:font-size="9.75pt" fo:letter-spacing="normal" fo:language="ca" fo:country="ES" fo:font-style="normal" fo:font-weight="normal" style:font-size-asian="10.5pt"/>
    </style:style>
    <style:style style:name="P4" style:family="paragraph" style:parent-style-name="Text_20_body" style:list-style-name="L1">
      <style:paragraph-properties fo:margin-top="0cm" fo:margin-bottom="0cm" loext:contextual-spacing="false" style:line-height-at-least="0.459cm" fo:text-align="start" style:justify-single-word="false" fo:orphans="2" fo:widows="2" fo:padding="0cm" fo:border="none"/>
      <style:text-properties fo:language="ca" fo:country="ES" style:font-size-asian="10.5pt"/>
    </style:style>
    <style:style style:name="P5" style:family="paragraph" style:parent-style-name="Text_20_body" style:list-style-name="L1">
      <style:paragraph-properties fo:margin-top="0cm" fo:margin-bottom="0cm" loext:contextual-spacing="false" style:line-height-at-least="0.459cm" fo:text-align="start" style:justify-single-word="false" fo:orphans="2" fo:widows="2" fo:padding="0cm" fo:border="none"/>
      <style:text-properties fo:font-variant="normal" fo:text-transform="none" fo:color="#333333" style:font-name="Arial" fo:font-size="10pt" fo:letter-spacing="normal" fo:language="ca" fo:country="ES" fo:font-style="normal" fo:font-weight="normal" officeooo:rsid="0010eaa8" style:font-size-asian="10.5pt"/>
    </style:style>
    <style:style style:name="P6" style:family="paragraph" style:parent-style-name="Text_20_body">
      <style:paragraph-properties fo:margin-top="0cm" fo:margin-bottom="0cm" loext:contextual-spacing="false" style:line-height-at-least="0.459cm" fo:text-align="start" style:justify-single-word="false" fo:orphans="2" fo:widows="2" fo:padding="0cm" fo:border="none"/>
      <style:text-properties fo:font-variant="normal" fo:text-transform="none" fo:color="#333333" style:font-name="Arial" fo:font-size="10pt" fo:letter-spacing="normal" fo:language="ca" fo:country="ES" fo:font-style="normal" fo:font-weight="normal" style:font-size-asian="10.5pt"/>
    </style:style>
    <style:style style:name="P7" style:family="paragraph" style:parent-style-name="Text_20_body" style:list-style-name="L1">
      <style:paragraph-properties fo:margin-top="0cm" fo:margin-bottom="0cm" loext:contextual-spacing="false" style:line-height-at-least="0.459cm" fo:text-align="start" style:justify-single-word="false" fo:orphans="2" fo:widows="2" fo:padding="0cm" fo:border="none"/>
      <style:text-properties fo:font-variant="normal" fo:text-transform="none" fo:color="#333333" style:font-name="Arial" fo:font-size="10pt" fo:letter-spacing="normal" fo:language="ca" fo:country="ES" fo:font-style="normal" fo:font-weight="normal" style:font-size-asian="10.5pt"/>
    </style:style>
    <style:style style:name="T1" style:family="text">
      <style:text-properties fo:font-variant="normal" fo:text-transform="none" fo:color="#333333" style:font-name="Arial" fo:font-size="9.75pt" fo:letter-spacing="normal" fo:language="ca" fo:country="ES" fo:font-style="normal" fo:font-weight="bold" style:font-size-asian="10.5pt" style:font-weight-asian="bold" style:font-weight-complex="bold"/>
    </style:style>
    <style:style style:name="T2" style:family="text">
      <style:text-properties fo:font-variant="normal" fo:text-transform="none" fo:color="#333333" style:font-name="Arial" fo:font-size="9.75pt" fo:letter-spacing="normal" fo:language="ca" fo:country="ES" fo:font-style="normal" style:text-underline-style="solid" style:text-underline-width="auto" style:text-underline-color="font-color" fo:font-weight="bold" style:font-size-asian="10.5pt" style:font-weight-asian="bold" style:font-weight-complex="bold"/>
    </style:style>
    <style:style style:name="T3" style:family="text">
      <style:text-properties fo:font-variant="normal" fo:text-transform="none" fo:color="#333333" style:font-name="Arial" fo:font-size="9.75pt" fo:letter-spacing="normal" fo:language="ca" fo:country="ES" fo:font-style="normal" fo:font-weight="normal" style:font-size-asian="10.5pt"/>
    </style:style>
    <style:style style:name="T4" style:family="text">
      <style:text-properties fo:font-variant="normal" fo:text-transform="none" fo:color="#333333" style:font-name="Arial" fo:font-size="10pt" fo:letter-spacing="normal" fo:font-style="normal" fo:font-weight="normal"/>
    </style:style>
    <style:style style:name="T5" style:family="text">
      <style:text-properties fo:font-variant="normal" fo:text-transform="none" fo:color="#333333" style:font-name="Arial" fo:font-size="10pt" fo:letter-spacing="normal" fo:font-style="normal" fo:font-weight="normal" officeooo:rsid="0010eaa8"/>
    </style:style>
    <style:style style:name="T6" style:family="text">
      <style:text-properties fo:font-variant="normal" fo:text-transform="none" fo:color="#333333" style:font-name="Arial" fo:font-size="10pt" fo:letter-spacing="normal" fo:language="ca" fo:country="ES" fo:font-style="normal" style:text-underline-style="solid" style:text-underline-width="auto" style:text-underline-color="font-color" fo:font-weight="bold" fo:background-color="transparent" loext:char-shading-value="0" style:font-size-asian="10.5pt" style:font-weight-asian="bold" style:font-weight-complex="bold"/>
    </style:style>
    <style:style style:name="T7" style:family="text">
      <style:text-properties fo:font-variant="normal" fo:text-transform="none" fo:color="#333333" style:font-name="Arial" fo:font-size="10pt" fo:letter-spacing="normal" fo:language="en" fo:country="US" fo:font-style="normal" fo:font-weight="normal"/>
    </style:style>
    <style:style style:name="T8" style:family="text">
      <style:text-properties fo:font-variant="normal" fo:text-transform="none" fo:color="#333333" style:font-name="Arial" fo:font-size="10pt" fo:letter-spacing="normal" fo:language="es" fo:country="ES" fo:font-style="normal" fo:font-weight="normal"/>
    </style:style>
    <style:style style:name="T9" style:family="text">
      <style:text-properties officeooo:rsid="0010eaa8"/>
    </style:style>
    <style:style style:name="T10" style:family="text">
      <style:text-properties officeooo:rsid="0012bf8e"/>
    </style:style>
    <style:style style:name="T11" style:family="text">
      <style:text-properties fo:font-size="9.69999980926514pt" fo:language="en" fo:country="US"/>
    </style:style>
    <style:style style:name="T12" style:family="text">
      <style:text-properties fo:language="en" fo:country="U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Strong_20_Emphasis"><text:span text:style-name="T1">INTRODUCCIÓ</text:span></text:span></text:p>
      <text:p text:style-name="P1"><text:span text:style-name="Strong_20_Emphasis"><text:span text:style-name="T2">Objectiu del projecte</text:span></text:span></text:p>
      <text:p text:style-name="P2">Aquest projecte es divideix en <text:span text:style-name="T9">complir</text:span>, 3 grans objectius. En primer lloc es vol aconseguir que el nostre lloc web sigui progressiu,es a dir, que sigui capaç de navegar amb <text:span text:style-name="T9">connexió</text:span> a la xarxa però també i sent la part mes important, sense <text:span text:style-name="T9">connexió.</text:span> En segon lloc es vol aconseguir tenir una simulació d'un servidor de notificacions <text:span text:style-name="T12">push</text:span>, es a dir l'objectiu es poder enviar notificacions personalitzades als diferents clients que registra els treballadors de serveis (<text:span text:style-name="T12">Service Worker</text:span>) mitjançant claus públiques i privades entre el client i el servidor. En últim lloc l'objectiu es que el lloc web treballi directament des de la <text:span text:style-name="T12">cache</text:span> del navegador per <text:span text:style-name="T9">així</text:span> poder fer les mínimes peticions a la xarxa i poder optimitzar la velocitat a la xarxa, sent molt útil per a <text:span text:style-name="T9">connexions</text:span> lentes.</text:p>
      <text:p text:style-name="P1"><text:span text:style-name="Strong_20_Emphasis"><text:span text:style-name="T2">Tecnologia</text:span></text:span></text:p>
      <text:p text:style-name="P2">La <text:span text:style-name="T9">tecnologia</text:span> que s'ha utilitzat per desenvolupar aquest projecte a sigut <text:span text:style-name="T12">Javascript</text:span> sota el <text:span text:style-name="T12">framework </text:span>de <text:span text:style-name="T12">JQuery</text:span>, el motiu és, per que les webs <text:span text:style-name="T9">progressives</text:span> no treballen en la part servidora <text:span text:style-name="T9">sinó</text:span> que tot <text:span text:style-name="T9">està</text:span> desenvolupat en la part client, per tant, he escollit aquest llenguatge perquè es el que trobat mes adient per treballar amb les pagines web progressives.</text:p>
      <text:p text:style-name="P1"><text:span text:style-name="Strong_20_Emphasis"><text:span text:style-name="T6">Descripció del projecte</text:span></text:span></text:p>
      <text:p text:style-name="P2">El projecte tracta de implementar la nova <text:span text:style-name="T9">tecnologia</text:span> desenvolupada per Google, i convertir una pàgina "convencional" a una pàgina <text:span text:style-name="T9">progressiva.</text:span></text:p>
      <text:p text:style-name="P2">L'aplicació és un lloc web de notícies d'actualitat, on la seva funcionalitat es la següent:</text:p>
      <text:list xml:id="list9109814550833115411" text:style-name="L1">
        <text:list-item>
          <text:p text:style-name="P4"><text:span text:style-name="T4">L'aplicació té una pàgina principal personalitzable, on detectarà si es la primera vegada que entres i et donarà a escollir els temes mes </text:span><text:span text:style-name="T5">interessants</text:span><text:span text:style-name="T4"> per a cada usuari, una vegada hagis escollit els temes preferits, la pàgina principal sempre mostrarà les noticies del tema que escollit, també hi ha un panell de configuració on es podrà reconfigurar  les seccions que vols mostrar com també, suprimir els temes menys </text:span><text:span text:style-name="T5">interessants</text:span><text:span text:style-name="T4"> o actualitzar a les </text:span><text:span text:style-name="T5">últimes</text:span><text:span text:style-name="T4"> noticies del dia. Això s'ha aconseguit fent una primera petició a la xarxa per obtindre les noticies i guardant-les a la localStorage, per després mostrar-les </text:span><text:span text:style-name="T5">des de</text:span><text:span text:style-name="T4"> la </text:span><text:span text:style-name="T7">cache</text:span><text:span text:style-name="T4"> i evitant </text:span><text:span text:style-name="T5">així</text:span><text:span text:style-name="T4"> peticions,aquestes peticions res més es </text:span><text:span text:style-name="T5">faran</text:span><text:span text:style-name="T4"> quan l'usuari o </text:span><text:span text:style-name="T5">desitgi</text:span><text:span text:style-name="T4"> mitjançant el botó d'actualitzar el contingut.</text:span></text:p>
          <text:p text:style-name="P5"/>
        </text:list-item>
        <text:list-item>
          <text:p text:style-name="P4"><text:span text:style-name="T4">El lloc web també mostrarà les dos primeres notícies, </text:span><text:span text:style-name="T5">però</text:span><text:span text:style-name="T4"> dona la </text:span><text:span text:style-name="T5">possibilitat</text:span><text:span text:style-name="T4"> d'anar a la secció per a continuar mirant mes noticies d'una secció en concret. Aquesta part també fa ús de la </text:span><text:span text:style-name="T7">cache</text:span><text:span text:style-name="T4"> però en aquest cas sempre que volem accedir a les seccions si que haurà de fer peticions a la xarxa </text:span><text:span text:style-name="T5">però</text:span><text:span text:style-name="T4"> cada petició feta guardarà la informació a la localStorage i la pàgina seguirà mostrant tota la informació </text:span><text:span text:style-name="T5">des de</text:span><text:span text:style-name="T4"> la </text:span><text:span text:style-name="T7">cache</text:span><text:span text:style-name="T4"> i no pas directament de la xarxa.</text:span></text:p>
          <text:p text:style-name="P7"/>
        </text:list-item>
        <text:list-item>
          <text:p text:style-name="P4"><text:span text:style-name="T4">Té un altre apartat on podràs afegir les teves noticies a favorits i per tant sent llegibles per quan l'usuari o </text:span><text:span text:style-name="T5">desitgi.</text:span><text:span text:style-name="T4"> El funcionament d'aquest apartat, es quan l'usuari afegeix una pàgina a favorits automàticament s'afegirà a la localStorage i una segona pàgina (Mis</text:span><text:span text:style-name="T8"> noticias favoritas</text:span><text:span text:style-name="T4">) serà l'encarregada de mostrar el contingut.</text:span></text:p>
          <text:p text:style-name="P7"/>
        </text:list-item>
        <text:list-item>
          <text:p text:style-name="P7">Té un apartat per activar les notificacions.</text:p>
          <text:p text:style-name="P7"/>
        </text:list-item>
        <text:list-item>
          <text:p text:style-name="P4"><text:span text:style-name="T4">I per últim conté un panell d'administració que </text:span><text:span text:style-name="T5">està</text:span><text:span text:style-name="T4"> creat amb la base de dades Web </text:span><text:span text:style-name="T7">SQL</text:span><text:span text:style-name="T4"> </text:span><text:span text:style-name="T5">pròpia</text:span><text:span text:style-name="T4"> del navegador Google Chrome per a fer un sistema </text:span><text:span text:style-name="T7">log in</text:span><text:span text:style-name="T4"> per a poder accedir a aquest panell d'administració, on per exemple una de les funcionalitats que te aquest panell de administració es la de la simulació del servidor de notificacions.</text:span></text:p>
        </text:list-item>
      </text:list>
      <text:p text:style-name="P6"/>
      <text:p text:style-name="P6"/>
      <text:p text:style-name="P6"/>
      <text:p text:style-name="P6"/>
      <text:p text:style-name="P6"/>
      <text:p text:style-name="P2"><text:soft-page-break/>Per a aconseguir el treball sense <text:span text:style-name="T9">connexió</text:span>, i per a que sigui totalment transparent per l'usuari s'ha aconseguit gràcies als treballadors de serveis (<text:span text:style-name="T12">Service Worker</text:span>) que registren un esdeveniment quan es la primera vegada que entres al lloc, <text:span text:style-name="T9">escorcollant</text:span> tota l'estructura del lloc web.</text:p>
      <text:p text:style-name="P2">Una vegada <text:span text:style-name="T9">escorcollada</text:span> tota l'estructura de la web i afegit tot el el contingut a la <text:span text:style-name="T12">localStorage</text:span>, podem navegar sense <text:span text:style-name="T10">connexió</text:span> de manera <text:span text:style-name="T10">transparent</text:span>, ja que com s'ha esmentat abans tota la informació mostrada no es mostra <text:span text:style-name="T10">des de</text:span> la xarxa sinó <text:span text:style-name="T10">des de</text:span> la <text:span text:style-name="T12">cache </text:span>del navegador, per tant, la forma de treballar no canvia, l'únic que canvia es que en comptes de agafar la estructura i estils dels arxius l'agafa de l'estructura registrada amb el treballador de servei o mes conegut com <text:span text:style-name="T11">Service Worke</text:span>r.</text:p>
      <text:p text:style-name="P2"/>
      <text:p text:style-name="P1"><text:span text:style-name="Strong_20_Emphasis"><text:span text:style-name="T2">Data de presentació del projecte</text:span></text:span></text:p>
      <text:p text:style-name="P3">Finals de Març</text:p>
      <text:p text:style-name="P1"><text:span text:style-name="Strong_20_Emphasis"><text:span text:style-name="T3"/></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Helvetica, FreeSans, sans-serif"/>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0:30:46.179000000</meta:creation-date>
    <dc:date>2017-03-16T12:16:50.053000000</dc:date>
    <meta:editing-duration>PT21M56S</meta:editing-duration>
    <meta:editing-cycles>3</meta:editing-cycles>
    <meta:generator>LibreOffice/5.2.3.3$Windows_x86 LibreOffice_project/d54a8868f08a7b39642414cf2c8ef2f228f780cf</meta:generator>
    <meta:document-statistic meta:table-count="0" meta:image-count="0" meta:object-count="0" meta:page-count="2" meta:paragraph-count="21" meta:word-count="705" meta:character-count="4221" meta:non-whitespace-character-count="3541"/>
  </office:meta>
</office:document-meta>
</file>